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40f5" officeooo:paragraph-rsid="001740f5"/>
    </style:style>
    <style:style style:name="P2" style:family="paragraph" style:parent-style-name="Standard">
      <style:text-properties officeooo:rsid="0018f3ed" officeooo:paragraph-rsid="001740f5"/>
    </style:style>
    <style:style style:name="P3" style:family="paragraph" style:parent-style-name="Standard">
      <style:text-properties officeooo:rsid="0018f3ed" officeooo:paragraph-rsid="0018f3ed"/>
    </style:style>
    <style:style style:name="P4" style:family="paragraph" style:parent-style-name="Standard">
      <style:text-properties officeooo:rsid="0019f677" officeooo:paragraph-rsid="0019f677"/>
    </style:style>
    <style:style style:name="P5" style:family="paragraph" style:parent-style-name="Standard">
      <style:text-properties officeooo:rsid="001aa7aa" officeooo:paragraph-rsid="001aa7aa"/>
    </style:style>
    <style:style style:name="P6" style:family="paragraph" style:parent-style-name="Standard">
      <style:text-properties officeooo:rsid="001ad9c7" officeooo:paragraph-rsid="001ad9c7"/>
    </style:style>
    <style:style style:name="P7" style:family="paragraph" style:parent-style-name="Standard">
      <style:text-properties officeooo:rsid="001bc516" officeooo:paragraph-rsid="001bc516"/>
    </style:style>
    <style:style style:name="P8" style:family="paragraph" style:parent-style-name="Standard">
      <style:text-properties officeooo:rsid="001da04d" officeooo:paragraph-rsid="001da04d"/>
    </style:style>
    <style:style style:name="T1" style:family="text">
      <style:text-properties officeooo:rsid="0019f677"/>
    </style:style>
    <style:style style:name="T2" style:family="text">
      <style:text-properties officeooo:rsid="001aa7aa"/>
    </style:style>
    <style:style style:name="T3" style:family="text">
      <style:text-properties officeooo:rsid="001ad9c7"/>
    </style:style>
    <style:style style:name="T4" style:family="text">
      <style:text-properties officeooo:rsid="001bc516"/>
    </style:style>
    <style:style style:name="T5" style:family="text">
      <style:text-properties officeooo:rsid="001ff4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1">Python cont<text:span text:style-name="T5">e</text:span>nt:</text:p>
      <text:p text:style-name="P7"># installation setup, venv, Editor</text:p>
      <text:p text:style-name="P3"><text:span text:style-name="T1">#</text:span> Data type</text:p>
      <text:p text:style-name="P3"><text:span text:style-name="T1">#</text:span> Variable</text:p>
      <text:p text:style-name="P4"># Operands </text:p>
      <text:p text:style-name="P4"># List, Set, Tuple and dictionary, <text:span text:style-name="T4">indexing, slicing, </text:span></text:p>
      <text:p text:style-name="P4"># User input</text:p>
      <text:p text:style-name="P4"># If elif else, <text:span text:style-name="T4">indentation</text:span></text:p>
      <text:p text:style-name="P4"># <text:span text:style-name="T2">for loop</text:span></text:p>
      <text:p text:style-name="P5"># for if pass continue</text:p>
      <text:p text:style-name="P4"># <text:span text:style-name="T2">while loop</text:span></text:p>
      <text:p text:style-name="P4"># <text:span text:style-name="T2">pass, continue, break</text:span></text:p>
      <text:p text:style-name="P4"># <text:span text:style-name="T2">array, 2d array matrix</text:span></text:p>
      <text:p text:style-name="P4"># <text:span text:style-name="T2">coping array</text:span></text:p>
      <text:p text:style-name="P5"># function type , argument variable, pass list</text:p>
      <text:p text:style-name="P5"># recursion, type </text:p>
      <text:p text:style-name="P5"># anonymous function lambda</text:p>
      <text:p text:style-name="P5"># <text:span text:style-name="T3">filter, map, list set</text:span></text:p>
      <text:p text:style-name="P6"># special variable __name__</text:p>
      <text:p text:style-name="P5"># prime number, fabonacci series, factorial, </text:p>
      <text:p text:style-name="P6"># module , import , exports, </text:p>
      <text:p text:style-name="P6"># Decor<text:span text:style-name="T5">a</text:span>t<text:span text:style-name="T5">e</text:span>rs</text:p>
      <text:p text:style-name="P6"># question from greek4greeks <text:span text:style-name="T4">tcs question, swap number, </text:span></text:p>
      <text:p text:style-name="P6"># oops……………………………………………………………...</text:p>
      <text:p text:style-name="P1"/>
      <text:p text:style-name="P1">summery: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21:41:19.578912809</meta:creation-date>
    <dc:date>2020-07-20T14:52:10.704679036</dc:date>
    <meta:editing-duration>PT21M46S</meta:editing-duration>
    <meta:editing-cycles>7</meta:editing-cycles>
    <meta:generator>LibreOffice/6.4.2.2$Linux_X86_64 LibreOffice_project/40$Build-2</meta:generator>
    <meta:document-statistic meta:table-count="0" meta:image-count="0" meta:object-count="0" meta:page-count="1" meta:paragraph-count="25" meta:word-count="102" meta:character-count="602" meta:non-whitespace-character-count="519"/>
  </office:meta>
</office:document-meta>
</file>